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5 6 2 2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o">
        <style:list-level-properties text:space-before="0.4916in" text:min-label-width="0.25in"/>
        <style:text-properties style:font-name="Courier New"/>
      </text:list-level-style-bullet>
      <text:list-level-style-bullet text:level="2" text:style-name="WW_CharLFO2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4916in" text:min-label-width="0.25in"/>
        <style:text-properties style:font-name="Courier New"/>
      </text:list-level-style-bullet>
      <text:list-level-style-bullet text:level="2" text:style-name="WW_CharLFO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/>
        <style:text-properties style:font-name="Wingdings"/>
      </text:list-level-style-bullet>
    </text:list-style>
    <style:style style:name="P1" style:parent-style-name="Normal" style:master-page-name="MP0" style:list-style-name="LFO1" style:family="paragraph">
      <style:paragraph-properties fo:break-before="page" fo:text-align="justify"/>
      <style:text-properties style:font-name="Arial Narrow" style:font-size-complex="10pt"/>
    </style:style>
    <style:style style:name="P17" style:parent-style-name="Normal" style:family="paragraph">
      <style:paragraph-properties fo:text-align="justify" fo:margin-left="0.5in">
        <style:tab-stops/>
      </style:paragraph-properties>
      <style:text-properties style:font-name="Arial Narrow" style:font-size-complex="10pt"/>
    </style:style>
    <style:style style:name="P18" style:parent-style-name="Normal" style:list-style-name="LFO4" style:family="paragraph">
      <style:paragraph-properties fo:text-align="justify"/>
      <style:text-properties style:font-name="Arial Narrow" style:font-size-complex="10pt"/>
    </style:style>
    <style:style style:name="P19" style:parent-style-name="Normal" style:list-style-name="LFO4" style:family="paragraph">
      <style:paragraph-properties fo:text-align="justify"/>
      <style:text-properties style:font-name="Arial Narrow" style:font-size-complex="10pt"/>
    </style:style>
    <style:style style:name="P20" style:parent-style-name="Normal" style:list-style-name="LFO4" style:family="paragraph">
      <style:paragraph-properties fo:text-align="justify"/>
      <style:text-properties style:font-name="Arial Narrow" style:font-size-complex="10pt"/>
    </style:style>
    <style:style style:name="P21" style:parent-style-name="Normal" style:list-style-name="LFO4" style:family="paragraph">
      <style:paragraph-properties fo:text-align="justify"/>
      <style:text-properties style:font-name="Arial Narrow" style:font-size-complex="10pt"/>
    </style:style>
    <style:style style:name="P22" style:parent-style-name="Normal" style:list-style-name="LFO4" style:family="paragraph">
      <style:paragraph-properties fo:text-align="justify"/>
      <style:text-properties style:font-name="Arial Narrow" style:font-size-complex="10pt"/>
    </style:style>
    <style:style style:name="P23" style:parent-style-name="Normal" style:list-style-name="LFO4" style:family="paragraph">
      <style:paragraph-properties fo:text-align="justify"/>
      <style:text-properties style:font-name="Arial Narrow" style:font-size-complex="10pt"/>
    </style:style>
    <style:style style:name="P24" style:parent-style-name="Normal" style:family="paragraph">
      <style:paragraph-properties fo:text-align="justify" fo:margin-left="0.7416in">
        <style:tab-stops/>
      </style:paragraph-properties>
      <style:text-properties style:font-name="Arial Narrow" style:font-size-complex="10pt"/>
    </style:style>
    <style:style style:name="P25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26" style:parent-style-name="Normal" style:family="paragraph">
      <style:paragraph-properties fo:text-align="justify" fo:margin-left="0.5in">
        <style:tab-stops/>
      </style:paragraph-properties>
      <style:text-properties style:font-name="Arial Narrow" style:font-size-complex="10pt"/>
    </style:style>
    <style:style style:name="P27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28" style:parent-style-name="Normal" style:family="paragraph">
      <style:paragraph-properties fo:text-align="justify" fo:margin-left="0.5in">
        <style:tab-stops/>
      </style:paragraph-properties>
      <style:text-properties style:font-name="Arial Narrow" style:font-size-complex="10pt"/>
    </style:style>
    <style:style style:name="P29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30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31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32" style:parent-style-name="Normal" style:family="paragraph">
      <style:paragraph-properties fo:text-align="justify" fo:margin-left="1in">
        <style:tab-stops/>
      </style:paragraph-properties>
      <style:text-properties style:font-name="Arial Narrow" style:font-weight-complex="bold" style:font-size-complex="10pt"/>
    </style:style>
    <style:style style:name="P33" style:parent-style-name="Normal" style:list-style-name="LFO1" style:family="paragraph">
      <style:paragraph-properties fo:text-align="justify"/>
    </style:style>
    <style:style style:name="T34" style:parent-style-name="Fuentedepárrafopredeter." style:family="text">
      <style:text-properties style:font-name="Arial Narrow" style:font-size-complex="10pt"/>
    </style:style>
    <style:style style:name="T35" style:parent-style-name="Fuentedepárrafopredeter." style:family="text">
      <style:text-properties style:font-name="Arial Narrow" style:font-size-complex="10pt"/>
    </style:style>
    <style:style style:name="T36" style:parent-style-name="Fuentedepárrafopredeter." style:family="text">
      <style:text-properties style:font-name="Arial Narrow" fo:font-weight="bold" style:font-weight-asian="bold" style:font-size-complex="10pt"/>
    </style:style>
    <style:style style:name="T37" style:parent-style-name="Fuentedepárrafopredeter." style:family="text">
      <style:text-properties style:font-name="Arial Narrow" style:font-size-complex="10pt"/>
    </style:style>
    <style:style style:name="T38" style:parent-style-name="Fuentedepárrafopredeter." style:family="text">
      <style:text-properties style:font-name="Arial Narrow" style:font-size-complex="10pt"/>
    </style:style>
    <style:style style:name="P39" style:parent-style-name="Normal" style:family="paragraph">
      <style:paragraph-properties fo:text-align="justify" fo:margin-left="0.5in">
        <style:tab-stops/>
      </style:paragraph-properties>
      <style:text-properties style:font-name="Arial Narrow" style:font-size-complex="10pt"/>
    </style:style>
    <style:style style:name="P40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41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42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43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44" style:parent-style-name="Normal" style:family="paragraph">
      <style:paragraph-properties fo:text-align="justify" fo:margin-left="1in">
        <style:tab-stops/>
      </style:paragraph-properties>
      <style:text-properties style:font-name="Arial Narrow" style:font-weight-complex="bold" style:font-size-complex="10pt"/>
    </style:style>
    <style:style style:name="P45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46" style:parent-style-name="Normal" style:family="paragraph">
      <style:paragraph-properties fo:text-align="justify" fo:margin-left="0.5in">
        <style:tab-stops/>
      </style:paragraph-properties>
      <style:text-properties style:font-name="Arial Narrow" style:font-size-complex="10pt"/>
    </style:style>
    <style:style style:name="P47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48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49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50" style:parent-style-name="Normal" style:list-style-name="LFO1" style:family="paragraph">
      <style:paragraph-properties fo:text-align="justify"/>
      <style:text-properties style:font-name="Arial Narrow" style:font-weight-complex="bold" style:font-size-complex="10pt"/>
    </style:style>
    <style:style style:name="P51" style:parent-style-name="Normal" style:family="paragraph">
      <style:paragraph-properties fo:text-align="justify" fo:margin-left="1in">
        <style:tab-stops/>
      </style:paragraph-properties>
      <style:text-properties style:font-name="Arial Narrow" style:font-weight-complex="bold" style:font-size-complex="10pt"/>
    </style:style>
    <style:style style:name="P52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53" style:parent-style-name="Normal" style:family="paragraph">
      <style:paragraph-properties fo:text-align="justify" fo:margin-left="0.5in">
        <style:tab-stops/>
      </style:paragraph-properties>
      <style:text-properties style:font-name="Arial Narrow" style:font-size-complex="10pt"/>
    </style:style>
    <style:style style:name="P54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55" style:parent-style-name="Párrafodelista" style:family="paragraph">
      <style:text-properties style:font-name="Arial Narrow" style:font-size-complex="10pt"/>
    </style:style>
    <style:style style:name="P56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57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58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59" style:parent-style-name="Párrafodelista" style:family="paragraph">
      <style:text-properties style:font-name="Arial Narrow" style:font-size-complex="10pt"/>
    </style:style>
    <style:style style:name="P60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61" style:parent-style-name="Normal" style:family="paragraph">
      <style:paragraph-properties fo:text-align="justify"/>
      <style:text-properties style:font-name="Arial Narrow" style:font-size-complex="10pt"/>
    </style:style>
    <style:style style:name="P62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63" style:parent-style-name="Normal" style:family="paragraph">
      <style:paragraph-properties fo:text-align="justify"/>
      <style:text-properties style:font-name="Arial Narrow" style:font-size-complex="10pt"/>
    </style:style>
    <style:style style:name="P64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65" style:parent-style-name="Normal" style:family="paragraph">
      <style:paragraph-properties fo:text-align="justify"/>
      <style:text-properties style:font-name="Arial Narrow" style:font-size-complex="10pt"/>
    </style:style>
    <style:style style:name="P66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67" style:parent-style-name="Párrafodelista" style:family="paragraph">
      <style:text-properties style:font-name="Arial Narrow" style:font-size-complex="10pt"/>
    </style:style>
    <style:style style:name="P68" style:parent-style-name="Normal" style:list-style-name="LFO1" style:family="paragraph">
      <style:paragraph-properties fo:text-align="justify"/>
      <style:text-properties style:font-name="Arial Narrow" style:font-size-complex="10pt"/>
    </style:style>
    <style:style style:name="P69" style:parent-style-name="Párrafodelista" style:family="paragraph">
      <style:text-properties style:font-name="Arial Narrow" style:font-size-complex="10pt"/>
    </style:style>
    <style:style style:name="P70" style:parent-style-name="Normal" style:family="paragraph">
      <style:paragraph-properties fo:text-align="justify" fo:margin-left="0.25in">
        <style:tab-stops/>
      </style:paragraph-properties>
      <style:text-properties style:font-name="Arial Narrow" fo:font-weight="bold" style:font-weight-asian="bold" style:font-size-complex="10pt"/>
    </style:style>
    <style:style style:name="P71" style:parent-style-name="Normal" style:family="paragraph">
      <style:paragraph-properties fo:text-align="justify" fo:margin-left="0.25in">
        <style:tab-stops/>
      </style:paragraph-properties>
      <style:text-properties style:font-name="Arial Narrow" style:font-size-complex="10pt"/>
    </style:style>
  </office:automatic-styles>
  <office:body>
    <office:text text:use-soft-page-breaks="true">
      <text:list text:style-name="LFO1" text:continue-numbering="true">
        <text:list-item>
          <text:p text:style-name="P1">Define los siguientes conceptos.</text:p>
        </text:list-item>
      </text:list>
      <text:p text:style-name="P17"/>
      <text:list text:style-name="LFO4" text:continue-numbering="true">
        <text:list-item>
          <text:p text:style-name="P18">Entidad</text:p>
        </text:list-item>
        <text:list-item>
          <text:p text:style-name="P19">Restricción</text:p>
        </text:list-item>
        <text:list-item>
          <text:p text:style-name="P20">Llave externa</text:p>
        </text:list-item>
        <text:list-item>
          <text:p text:style-name="P21">Dependencia funcional</text:p>
        </text:list-item>
        <text:list-item>
          <text:p text:style-name="P22">Objeto</text:p>
        </text:list-item>
        <text:list-item>
          <text:p text:style-name="P23">Clase</text:p>
        </text:list-item>
      </text:list>
      <text:p text:style-name="P24"/>
      <text:list text:style-name="LFO1" text:continue-numbering="true">
        <text:list-item>
          <text:p text:style-name="P25">Enumera los pasos que se deben seguir para realizar el diseño de una base de datos.</text:p>
        </text:list-item>
      </text:list>
      <text:p text:style-name="P26"/>
      <text:list text:style-name="LFO1" text:continue-numbering="true">
        <text:list-item>
          <text:p text:style-name="P27">Una base de datos relacional es:</text:p>
        </text:list-item>
      </text:list>
      <text:p text:style-name="P28"/>
      <text:list text:style-name="LFO1" text:continue-numbering="true">
        <text:list-item>
          <text:list>
            <text:list-item>
              <text:p text:style-name="P29">un conjunto de información relacionada</text:p>
            </text:list-item>
            <text:list-item>
              <text:p text:style-name="P30">un conjunto de relaciones semánticas almacenadas en el gestor de la base de datos</text:p>
            </text:list-item>
            <text:list-item>
              <text:p text:style-name="P31">un conjunto de tablas que cumplen ciertas restricciones que además están relacionadas</text:p>
            </text:list-item>
          </text:list>
        </text:list-item>
      </text:list>
      <text:p text:style-name="P32"/>
      <text:list text:style-name="LFO1" text:continue-numbering="true">
        <text:list-item>
          <text:p text:style-name="P33"><text:span text:style-name="T34">En una<text:s/></text:span><text:span text:style-name="T35">base de datos<text:s/></text:span><text:span text:style-name="T36">objeto-relacional</text:span><text:span text:style-name="T37"><text:s/></text:span><text:span text:style-name="T38">a tu juicio se podría:</text:span></text:p>
        </text:list-item>
      </text:list>
      <text:p text:style-name="P39"/>
      <text:list text:style-name="LFO1" text:continue-numbering="true">
        <text:list-item>
          <text:list>
            <text:list-item>
              <text:p text:style-name="P40">Modificar<text:s/>objetos</text:p>
            </text:list-item>
            <text:list-item>
              <text:p text:style-name="P41">modificar, consultar y eliminar<text:s/>objetos</text:p>
            </text:list-item>
            <text:list-item>
              <text:p text:style-name="P42">modificar y eliminar<text:s/>objetos</text:p>
            </text:list-item>
            <text:list-item>
              <text:p text:style-name="P43">Introducir objetos en tablas</text:p>
            </text:list-item>
          </text:list>
        </text:list-item>
      </text:list>
      <text:p text:style-name="P44"/>
      <text:list text:style-name="LFO1" text:continue-numbering="true">
        <text:list-item>
          <text:p text:style-name="P45">La información contenida en una base de datos relacional</text:p>
        </text:list-item>
      </text:list>
      <text:p text:style-name="P46"/>
      <text:list text:style-name="LFO1" text:continue-numbering="true">
        <text:list-item>
          <text:list>
            <text:list-item>
              <text:p text:style-name="P47">Puede ser accesible directamente por un lenguaje de programación orientado a objetos</text:p>
            </text:list-item>
            <text:list-item>
              <text:p text:style-name="P48">Solo se puede acceder mediante SQL</text:p>
            </text:list-item>
            <text:list-item>
              <text:p text:style-name="P49">Se puede acceder por lenguajes orientados a objetos previo procesamiento.</text:p>
            </text:list-item>
            <text:list-item>
              <text:p text:style-name="P50">Todas las afirmaciones son falsas</text:p>
            </text:list-item>
          </text:list>
        </text:list-item>
      </text:list>
      <text:p text:style-name="P51"/>
      <text:list text:style-name="LFO1" text:continue-numbering="true">
        <text:list-item>
          <text:p text:style-name="P52">Piensa en la estructura de una aplicación desarrollada en<text:s/>lenguaje Java<text:s/>(objetos, clases, etc). Enumera a tu juicio los problemas que te puedes encontrar si quieres usar en tu aplicación los datos almacenados en las tablas de una base de datos relacional.<text:s/></text:p>
        </text:list-item>
      </text:list>
      <text:p text:style-name="P53"/>
      <text:list text:style-name="LFO1" text:continue-numbering="true">
        <text:list-item>
          <text:p text:style-name="P54">Explica qué entiendes por:</text:p>
        </text:list-item>
      </text:list>
      <text:p text:style-name="P55"/>
      <text:list text:style-name="LFO1" text:continue-numbering="true">
        <text:list-item>
          <text:list>
            <text:list-item>
              <text:p text:style-name="P56">Base de datos objeto-relacional</text:p>
            </text:list-item>
            <text:list-item>
              <text:p text:style-name="P57">Base de datos orientada a objetos</text:p>
            </text:list-item>
            <text:list-item>
              <text:p text:style-name="P58">Base de datos XML</text:p>
            </text:list-item>
          </text:list>
        </text:list-item>
      </text:list>
      <text:p text:style-name="P59"/>
      <text:list text:style-name="LFO1" text:continue-numbering="true">
        <text:list-item>
          <text:p text:style-name="P60">Explica los pasos necesarios para que una aplicación Java<text:s/>se pueda conectar<text:s/>a<text:s/>un SGBD relacional (p.e: mysql)</text:p>
        </text:list-item>
      </text:list>
      <text:p text:style-name="P61"/>
      <text:soft-page-break/>
      <text:list text:style-name="LFO1" text:continue-numbering="true">
        <text:list-item>
          <text:p text:style-name="P62">¿Qué es el mapeo objeto-relacional?.<text:s/>Realiza un esquema ilustrativo que describa el<text:s/>proceso<text:s/>llamado mapeo objeto-relacional.</text:p>
        </text:list-item>
      </text:list>
      <text:p text:style-name="P63"/>
      <text:list text:style-name="LFO1" text:continue-numbering="true">
        <text:list-item>
          <text:p text:style-name="P64">Explica brevemente en qué consiste el<text:s/>procedimiento<text:s/>denominado<text:s/>SAX para la gestión de los datos contenidos en un fichero XML.<text:s/></text:p>
        </text:list-item>
      </text:list>
      <text:p text:style-name="P65"/>
      <text:list text:style-name="LFO1" text:continue-numbering="true">
        <text:list-item>
          <text:p text:style-name="P66">Indica algunas herramientas que conozcas para trabajar con sistemas gestores de bases de datos<text:s/>relacionales, objeto-relacionales y orientadas a objetos<text:s/>que permitan interactuar con<text:s/>la<text:s/>bases de datos.</text:p>
        </text:list-item>
      </text:list>
      <text:p text:style-name="P67"/>
      <text:list text:style-name="LFO1" text:continue-numbering="true">
        <text:list-item>
          <text:p text:style-name="P68">Explica a tu juicio que ventajas e inconvenientes respecto al acceso a la infomración podría tener una base de datos donde los datos se almacenaran en documentos XML en lugar de tablas.</text:p>
        </text:list-item>
      </text:list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5 6 2 2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o">
        <style:list-level-properties text:space-before="0.4916in" text:min-label-width="0.25in"/>
        <style:text-properties style:font-name="Courier New"/>
      </text:list-level-style-bullet>
      <text:list-level-style-bullet text:level="2" text:style-name="WW_CharLFO2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4916in" text:min-label-width="0.25in"/>
        <style:text-properties style:font-name="Courier New"/>
      </text:list-level-style-bullet>
      <text:list-level-style-bullet text:level="2" text:style-name="WW_CharLFO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166in"/>
      </style:header-style>
      <style:footer-style>
        <style:header-footer-properties style:dynamic-spacing="true" fo:min-height="0.0986in"/>
      </style:footer-style>
    </style:page-layout>
    <style:style style:name="P2" style:parent-style-name="Encabezado" style:family="paragraph">
      <style:text-properties fo:font-weight="bold" style:font-weight-asian="bold" fo:font-size="10pt" style:font-size-asian="10pt" style:font-size-complex="10pt"/>
    </style:style>
    <style:style style:name="TableColumn4" style:family="table-column">
      <style:table-column-properties style:column-width="1.1736in"/>
    </style:style>
    <style:style style:name="TableColumn5" style:family="table-column">
      <style:table-column-properties style:column-width="4.8291in"/>
    </style:style>
    <style:style style:name="Table3" style:family="table">
      <style:table-properties style:width="6.0027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fo:padding-top="0in" fo:padding-left="0.0486in" fo:padding-bottom="0in" fo:padding-right="0.0486in"/>
    </style:style>
    <style:style style:name="P8" style:parent-style-name="Encabezado" style:family="paragraph">
      <style:paragraph-properties fo:text-align="center"/>
    </style:style>
    <style:style style:name="TableCell9" style:family="table-cell">
      <style:table-cell-properties fo:border="none" fo:padding-top="0in" fo:padding-left="0.0486in" fo:padding-bottom="0in" fo:padding-right="0.0486in"/>
    </style:style>
    <style:style style:name="P10" style:parent-style-name="Encabezado" style:family="paragraph">
      <style:paragraph-properties fo:text-align="center"/>
      <style:text-properties style:font-name="Arial Narrow" fo:font-weight="bold" style:font-weight-asian="bold" fo:font-size="16pt" style:font-size-asian="16pt" style:font-size-complex="10pt"/>
    </style:style>
    <style:style style:name="P11" style:parent-style-name="Encabezado" style:family="paragraph">
      <style:paragraph-properties fo:text-align="center"/>
      <style:text-properties style:font-name="Arial Narrow" fo:font-weight="bold" style:font-weight-asian="bold" style:font-size-complex="10pt"/>
    </style:style>
    <style:style style:name="P12" style:parent-style-name="Encabezado" style:family="paragraph">
      <style:paragraph-properties>
        <style:tab-stops>
          <style:tab-stop style:type="left" style:position="1.2812in"/>
        </style:tab-stops>
      </style:paragraph-properties>
      <style:text-properties style:font-name="Arial Narrow" fo:font-weight="bold" style:font-weight-asian="bold" style:font-size-complex="10pt"/>
    </style:style>
    <style:style style:name="T13" style:parent-style-name="Fuentedepárrafopredeter." style:family="text">
      <style:text-properties style:font-name="Arial Narrow" fo:font-weight="bold" style:font-weight-asian="bold" style:font-size-complex="10pt"/>
    </style:style>
    <style:style style:name="T14" style:parent-style-name="Fuentedepárrafopredeter." style:family="text">
      <style:text-properties style:font-name="Arial Narrow" style:font-weight-complex="bold" style:font-size-complex="10pt"/>
    </style:style>
    <style:style style:name="T15" style:parent-style-name="Fuentedepárrafopredeter." style:family="text">
      <style:text-properties style:font-name="Arial Narrow" fo:font-weight="bold" style:font-weight-asian="bold" style:font-size-complex="10pt"/>
    </style:style>
    <style:style style:name="T16" style:parent-style-name="Fuentedepárrafopredeter." style:family="text">
      <style:text-properties style:font-name="Arial Narrow" style:font-weight-complex="bold" style:font-size-complex="10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draw:frame draw:style-name="a0" draw:name="Imagen 1" text:anchor-type="as-char" svg:x="0in" svg:y="0in" svg:width="1.00833in" svg:height="1in" style:rel-width="scale" style:rel-height="scale"><draw:image xlink:href="media/image1.jpeg" xlink:type="simple" xlink:show="embed" xlink:actuate="onLoad"/><svg:title/><svg:desc>escudo3</svg:desc></draw:frame></text:p>
            </table:table-cell>
            <table:table-cell table:style-name="TableCell9">
              <text:p text:style-name="P10">Acceso a Datos</text:p>
              <text:p text:style-name="P11">Evaluación Inicial</text:p>
              <text:p text:style-name="P12"><text:tab/></text:p>
              <text:p text:style-name="Encabezado"><text:span text:style-name="T13">Nombre:<text:s/></text:span><text:span text:style-name="T14">..................................................................................<text:s/></text:span><text:span text:style-name="T15">Grupo:<text:s/></text:span><text:span text:style-name="T16">...........</text:span></text:p>
              <text:p text:style-name="Encabezado"/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sco</meta:initial-creator>
    <dc:creator>Fran</dc:creator>
    <meta:creation-date>2018-09-18T06:39:00Z</meta:creation-date>
    <dc:date>2018-09-18T06:39:00Z</dc:date>
    <meta:template xlink:href="Normal.dotm" xlink:type="simple"/>
    <meta:editing-cycles>2</meta:editing-cycles>
    <meta:editing-duration>PT60S</meta:editing-duration>
    <meta:document-statistic meta:page-count="2" meta:paragraph-count="4" meta:word-count="311" meta:character-count="2020" meta:row-count="14" meta:non-whitespace-character-count="1713"/>
  </office:meta>
</office:document-meta>
</file>